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FKai-SB" svg:font-family="DFKai-SB" style:font-family-generic="roman" style:font-pitch="variable"/>
    <style:font-face style:name="Georgia" svg:font-family="Georgia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FKai-SB1" svg:font-family="DFKai-SB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icrosoft JhengHei1" svg:font-family="'Microsoft Jheng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Microsoft JhengHei" fo:font-size="20pt" fo:font-weight="bold" style:font-name-asian="Microsoft JhengHei1" style:font-size-asian="20pt" style:font-weight-asian="bold" style:font-name-complex="Microsoft JhengHei1" style:font-size-complex="20pt"/>
    </style:style>
    <style:style style:name="P2" style:family="paragraph" style:parent-style-name="Standard">
      <style:paragraph-properties fo:line-height="100%" fo:text-align="end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 fo:orphans="0" fo:widows="0"/>
      <style:text-properties fo:font-size="13pt" style:font-size-asian="13pt" style:font-size-complex="13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icrosoft JhengHei" fo:font-size="20pt" fo:font-weight="bold" style:font-name-asian="Microsoft JhengHei1" style:font-size-asian="20pt" style:font-weight-asian="bold" style:font-name-complex="Microsoft JhengHei1" style:font-size-complex="20pt"/>
    </style:style>
    <style:style style:name="P5" style:family="paragraph" style:parent-style-name="Standard">
      <style:paragraph-properties fo:margin-left="0cm" fo:margin-right="0cm" fo:line-height="115%" fo:orphans="0" fo:widows="0" fo:text-indent="0.499cm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orphans="0" fo:widows="0" fo:text-indent="0.499cm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8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9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officeooo:paragraph-rsid="00084d0c"/>
    </style:style>
    <style:style style:name="P10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officeooo:paragraph-rsid="000991f0"/>
    </style:style>
    <style:style style:name="P11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/>
      <style:text-properties officeooo:paragraph-rsid="000991f0"/>
    </style:style>
    <style:style style:name="P12" style:family="paragraph" style:parent-style-name="Standard" style:list-style-name="WWNum1">
      <style:paragraph-properties fo:margin-left="1.27cm" fo:margin-right="0cm" fo:orphans="0" fo:widows="0" fo:text-indent="-0.635cm" style:auto-text-indent="false"/>
    </style:style>
    <style:style style:name="P13" style:family="paragraph" style:parent-style-name="Standard" style:list-style-name="WWNum1">
      <style:paragraph-properties fo:margin-left="1.27cm" fo:margin-right="0cm" fo:line-height="100%" fo:text-indent="-0.635cm" style:auto-text-indent="false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Microsoft JhengHei" fo:font-size="13pt" style:font-name-asian="Microsoft JhengHei1" style:font-size-asian="13pt" style:font-name-complex="Microsoft JhengHei1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language-asian="zh" style:country-asian="TW" style:font-size-complex="13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3pt" fo:font-style="normal" style:text-underline-style="none" style:font-size-asian="13pt" style:font-style-asian="normal" style:font-size-complex="13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Microsoft JhengHei" fo:font-size="13pt" fo:font-style="normal" style:text-underline-style="none" fo:font-weight="normal" style:font-name-asian="Microsoft JhengHei1" style:font-size-asian="13pt" style:font-style-asian="normal" style:font-weight-asian="normal" style:font-name-complex="Microsoft JhengHei1" style:font-size-complex="13pt"/>
    </style:style>
    <style:style style:name="T6" style:family="text">
      <style:text-properties style:font-name="DFKai-SB" fo:font-size="13pt" fo:font-weight="bold" style:font-name-asian="DFKai-SB1" style:font-size-asian="13pt" style:font-weight-asian="bold" style:font-name-complex="DFKai-SB1" style:font-size-complex="13pt"/>
    </style:style>
    <style:style style:name="gr1" style:family="graphic">
      <style:graphic-properties draw:stroke="solid"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【數戰數決－理想的生活】活動回饋表</text:p>
      <text:p text:style-name="P2">組別編號：_____________</text:p>
      <text:p text:style-name="P3">各位小朋友們：</text:p>
      <text:p text:style-name="P3">　　覺得這次的課程如何？很感謝你們來參與本次的活動，也希望各位能將此次學到的內容運用在生活中。以下是一些是學長姐們想問的問題，請各位先將題目完整閱讀再作答，也可以寫出額外原因，照著心中的想法填寫就可以了，請認真作答，不要填「無」或空白喔！填寫完記得交給該關卡的學長姐喔～</text:p>
      <text:p text:style-name="P3">　　　　祝　　　　　學業進步　健康快樂</text:p>
      <text:p text:style-name="P5">［整體性問題］</text:p>
      <text:list xml:id="list238660640" text:style-name="WWNum2">
        <text:list-item>
          <text:p text:style-name="P9"><text:span text:style-name="T4">哪個關卡的學長姐與你們互動最多？</text:span><text:span text:style-name="T2"><text:line-break/></text:span><text:span text:style-name="T3">　</text:span><text:span text:style-name="T6">□</text:span><text:span text:style-name="T4">三門問題</text:span><text:span text:style-name="T2">　</text:span><text:span text:style-name="T6">□</text:span><text:span text:style-name="T4">超級</text:span><text:span text:style-name="T2">６６６６</text:span><text:span text:style-name="T4">貫棋</text:span><text:span text:style-name="T2">　</text:span><text:span text:style-name="T6">□</text:span><text:span text:style-name="T2">１Ａ２Ｂ</text:span><text:span text:style-name="T4">猜數字</text:span><text:span text:style-name="T2">　</text:span><text:span text:style-name="T6">□</text:span><text:span text:style-name="T4">彩虹試管</text:span><text:span text:style-name="T2"><text:line-break/></text:span><text:span text:style-name="T3">　</text:span><text:span text:style-name="T6">□</text:span><text:span text:style-name="T2">膨糖　　　</text:span><text:span text:style-name="T6">□</text:span><text:span text:style-name="T2">浮光投影　　　　　</text:span><text:span text:style-name="T6">□</text:span><text:span text:style-name="T2">水中生物觀察　　</text:span><text:span text:style-name="T6">□</text:span><text:span text:style-name="T2">雞心解剖</text:span></text:p>
        </text:list-item>
        <text:list-item>
          <text:p text:style-name="P8"><text:span text:style-name="T4">你最喜歡哪個關卡？</text:span><text:span text:style-name="T2"><text:line-break/></text:span><text:span text:style-name="T3">　</text:span><text:span text:style-name="T6">□</text:span><text:span text:style-name="T2">三門問題　</text:span><text:span text:style-name="T6">□</text:span><text:span text:style-name="T2">超級６６６６貫棋　</text:span><text:span text:style-name="T6">□</text:span><text:span text:style-name="T2">１Ａ２Ｂ猜數字　</text:span><text:span text:style-name="T6">□</text:span><text:span text:style-name="T2">彩虹試管<text:line-break/></text:span><text:span text:style-name="T3">　</text:span><text:span text:style-name="T6">□</text:span><text:span text:style-name="T2">膨糖　　　</text:span><text:span text:style-name="T6">□</text:span><text:span text:style-name="T2">浮光投影　　　　　</text:span><text:span text:style-name="T6">□</text:span><text:span text:style-name="T2">水中生物觀察　　</text:span><text:span text:style-name="T6">□</text:span><text:span text:style-name="T2">雞心解剖</text:span></text:p>
        </text:list-item>
        <text:list-item>
          <text:p text:style-name="P8"><text:span text:style-name="T4">承上題，為何喜歡這個關卡？</text:span><text:span text:style-name="T2"><text:line-break/></text:span><text:span text:style-name="T5">答：_____________________________________________________________</text:span><text:span text:style-name="T1">__</text:span></text:p>
        </text:list-item>
        <text:list-item>
          <text:p text:style-name="P8"><text:span text:style-name="T4">建議我們可以改進的地方？</text:span><text:span text:style-name="T2"><text:line-break/></text:span><text:span text:style-name="T1">答：_______________________________________________________________</text:span></text:p>
        </text:list-item>
        <text:list-item>
          <text:p text:style-name="P10"><text:span text:style-name="T2">這次的活動是否有符合你預期的想法？<text:line-break/></text:span><text:span text:style-name="T3">　</text:span><text:span text:style-name="T6">□</text:span><text:span text:style-name="T1">有　</text:span><text:span text:style-name="T6">□</text:span><text:span text:style-name="T1">沒有，原因： ___________________________________________</text:span></text:p>
          <text:p text:style-name="P11"><text:span text:style-name="T1"/></text:p>
        </text:list-item>
      </text:list>
      <text:p text:style-name="P7"><draw:line text:anchor-type="paragraph" draw:z-index="1" draw:name="形狀2" draw:style-name="gr1" draw:text-style-name="P14" svg:x1="-0.261cm" svg:y1="0.222cm" svg:x2="16.762cm" svg:y2="0.222cm"><text:p/></draw:line><draw:rect text:anchor-type="as-char" style:rel-width="100%" draw:z-index="0" draw:name="形狀1" draw:style-name="gr2" draw:text-style-name="P15" svg:width="0.003cm" svg:height="0.054cm"><text:p/></draw:rect></text:p>
      <text:p text:style-name="P4">【數戰數決－理想的生活】活動回饋表</text:p>
      <text:p text:style-name="P2">組別編號：_____________</text:p>
      <text:p text:style-name="P3">各位小朋友們：</text:p>
      <text:p text:style-name="P3">　　覺得這次的課程如何？很感謝你們來參與本次的活動，也希望各位能將此次學到的內容運用在生活中。以下是一些是學長姐們想問的問題，請各位先將題目完整閱讀再作答，也可以寫出額外原因，照著心中的想法填寫就可以了，請認真作答，不要填「無」或空白喔！填寫完記得交給該關卡的學長姐喔～</text:p>
      <text:p text:style-name="P3">　　　　祝　　　　　學業進步　健康快樂</text:p>
      <text:p text:style-name="P6">［整體性問題］</text:p>
      <text:list xml:id="list3199943913" text:style-name="WWNum1">
        <text:list-item>
          <text:p text:style-name="P12"><text:span text:style-name="T2">哪個關卡的學長姐與你們互動最多？<text:line-break/></text:span><text:span text:style-name="T3">　</text:span><text:span text:style-name="T6">□</text:span><text:span text:style-name="T2">三門問題　</text:span><text:span text:style-name="T6">□</text:span><text:span text:style-name="T2">超級６６６６貫棋　</text:span><text:span text:style-name="T6">□</text:span><text:span text:style-name="T2">１Ａ２Ｂ猜數字　</text:span><text:span text:style-name="T6">□</text:span><text:span text:style-name="T2">彩虹試管<text:line-break/></text:span><text:span text:style-name="T3">　</text:span><text:span text:style-name="T6">□</text:span><text:span text:style-name="T2">膨糖　　　</text:span><text:span text:style-name="T6">□</text:span><text:span text:style-name="T2">浮光投影　　　　　</text:span><text:span text:style-name="T6">□</text:span><text:span text:style-name="T2">水中生物觀察　　</text:span><text:span text:style-name="T6">□</text:span><text:span text:style-name="T2">雞心解剖</text:span></text:p>
        </text:list-item>
        <text:list-item>
          <text:p text:style-name="P13"><text:span text:style-name="T2">你最喜歡哪個關卡？<text:line-break/></text:span><text:span text:style-name="T3">　</text:span><text:span text:style-name="T6">□</text:span><text:span text:style-name="T2">三門問題　</text:span><text:span text:style-name="T6">□</text:span><text:span text:style-name="T2">超級６６６６貫棋　</text:span><text:span text:style-name="T6">□</text:span><text:span text:style-name="T2">１Ａ２Ｂ猜數字　</text:span><text:span text:style-name="T6">□</text:span><text:span text:style-name="T2">彩虹試管<text:line-break/></text:span><text:span text:style-name="T3">　</text:span><text:span text:style-name="T6">□</text:span><text:span text:style-name="T2">膨糖　　　</text:span><text:span text:style-name="T6">□</text:span><text:span text:style-name="T2">浮光投影　　　　　</text:span><text:span text:style-name="T6">□</text:span><text:span text:style-name="T2">水中生物觀察　　</text:span><text:span text:style-name="T6">□</text:span><text:span text:style-name="T2">雞心解剖</text:span></text:p>
        </text:list-item>
        <text:list-item>
          <text:p text:style-name="P13"><text:span text:style-name="T2">承上題，為何喜歡這個關卡？<text:line-break/></text:span><text:span text:style-name="T1">答：_______________________________________________________________</text:span></text:p>
        </text:list-item>
        <text:list-item>
          <text:p text:style-name="P13"><text:span text:style-name="T2">建議我們可以改進的地方？<text:line-break/></text:span><text:span text:style-name="T1">答：_______________________________________________________________</text:span></text:p>
        </text:list-item>
        <text:list-item>
          <text:p text:style-name="P13"><text:span text:style-name="T2">這次的活動是否有符合你預期的想法？<text:line-break/></text:span><text:span text:style-name="T3">　</text:span><text:span text:style-name="T6">□</text:span><text:span text:style-name="T1">有　</text:span><text:span text:style-name="T6">□</text:span><text:span text:style-name="T1">沒有，原因： ___________________________________________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DFKai-SB" svg:font-family="DFKai-SB" style:font-family-generic="roman" style:font-pitch="variable"/>
    <style:font-face style:name="Georgia" svg:font-family="Georgia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FKai-SB1" svg:font-family="DFKai-SB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icrosoft JhengHei1" svg:font-family="'Microsoft Jheng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letter-kerning="false" style:font-size-asian="11pt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15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style:font-name="Arial" fo:font-family="Arial" style:font-family-generic="roman" style:font-pitch="variable" fo:font-size="10pt" style:letter-kerning="false" style:font-size-asian="10pt" style:font-name-complex="Arial1" style:font-family-complex="Arial" style:font-family-generic-complex="system" style:font-pitch-complex="variable" style:font-size-complex="10pt"/>
    </style:style>
    <style:style style:name="頁尾_20_字元" style:display-name="頁尾 字元" style:family="text" style:parent-style-name="Default_20_Paragraph_20_Font">
      <style:text-properties style:font-name="Arial" fo:font-family="Arial" style:font-family-generic="roman" style:font-pitch="variable" fo:font-size="10pt" style:letter-kerning="false" style:font-size-asian="10pt" style:font-name-complex="Arial1" style:font-family-complex="Arial" style:font-family-generic-complex="system" style:font-pitch-complex="variable" style:font-size-complex="10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4T06:44:00</meta:creation-date>
    <meta:initial-creator>佳彬蔡</meta:initial-creator>
    <meta:generator>LibreOffice/7.1.6.2$Windows_X86_64 LibreOffice_project/0e133318fcee89abacd6a7d077e292f1145735c3</meta:generator>
    <dc:date>2024-06-09T05:49:21.673000000</dc:date>
    <meta:editing-duration>PT3M4S</meta:editing-duration>
    <meta:editing-cycles>2</meta:editing-cycles>
    <meta:document-statistic meta:table-count="0" meta:image-count="0" meta:object-count="0" meta:page-count="1" meta:paragraph-count="23" meta:word-count="722" meta:character-count="1192" meta:non-whitespace-character-count="1088"/>
  </office:meta>
</office:document-meta>
</file>